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LORES RODRIGUEZ, GILMA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LORES RODRIGUEZ, GILMA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2155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OJAS MALLQUI, LENIN ANTONI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224217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3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51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1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3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19:11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